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results_bravoplus_jun17_jun3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4" table:default-cell-style-name="ce1"/>
        <table:table-column table:style-name="co5" table:default-cell-style-name="ce2"/>
        <table:table-column table:style-name="co4" table:default-cell-style-name="ce1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EV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72.31683" calcext:value-type="float">
            <text:p>572.31683</text:p>
          </table:table-cell>
          <table:table-cell office:value-type="float" office:value="288.8372" calcext:value-type="float">
            <text:p>288.8372</text:p>
          </table:table-cell>
          <table:table-cell office:value-type="float" office:value="44794.9011816644" calcext:value-type="float">
            <text:p>44794.9011816644</text:p>
          </table:table-cell>
          <table:table-cell office:value-type="float" office:value="159.535043117046" calcext:value-type="float">
            <text:p>159.54</text:p>
          </table:table-cell>
          <table:table-cell office:value-type="float" office:value="1.62700559871956E+016" calcext:value-type="float">
            <text:p>1.627E+16</text:p>
          </table:table-cell>
          <table:table-cell office:value-type="float" office:value="211.648059716276" calcext:value-type="float">
            <text:p>211.65</text:p>
          </table:table-cell>
          <table:table-cell office:value-type="float" office:value="0.470821128929491" calcext:value-type="float">
            <text:p>0.47082112892949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29.80043" calcext:value-type="float">
            <text:p>129.80043</text:p>
          </table:table-cell>
          <table:table-cell office:value-type="float" office:value="174.69061" calcext:value-type="float">
            <text:p>174.69061</text:p>
          </table:table-cell>
          <table:table-cell office:value-type="float" office:value="36372.4347815815" calcext:value-type="float">
            <text:p>36372.4347815815</text:p>
          </table:table-cell>
          <table:table-cell office:value-type="float" office:value="121.202631738906" calcext:value-type="float">
            <text:p>121.20</text:p>
          </table:table-cell>
          <table:table-cell office:value-type="float" office:value="1.03815987700831E+017" calcext:value-type="float">
            <text:p>1.038E+17</text:p>
          </table:table-cell>
          <table:table-cell office:value-type="float" office:value="190.715586100301" calcext:value-type="float">
            <text:p>190.72</text:p>
          </table:table-cell>
          <table:table-cell office:value-type="float" office:value="-0.0322021706696491" calcext:value-type="float">
            <text:p>-0.03220217066964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71.73584" calcext:value-type="float">
            <text:p>771.73584</text:p>
          </table:table-cell>
          <table:table-cell office:value-type="float" office:value="366.55313" calcext:value-type="float">
            <text:p>366.55313</text:p>
          </table:table-cell>
          <table:table-cell office:value-type="float" office:value="79329.1852887031" calcext:value-type="float">
            <text:p>79329.1852887031</text:p>
          </table:table-cell>
          <table:table-cell office:value-type="float" office:value="222.663003754734" calcext:value-type="float">
            <text:p>222.66</text:p>
          </table:table-cell>
          <table:table-cell office:value-type="float" office:value="4.78188939506348E+016" calcext:value-type="float">
            <text:p>4.782E+16</text:p>
          </table:table-cell>
          <table:table-cell office:value-type="float" office:value="281.654372039035" calcext:value-type="float">
            <text:p>281.65</text:p>
          </table:table-cell>
          <table:table-cell office:value-type="float" office:value="0.409872312439074" calcext:value-type="float">
            <text:p>0.40987231243907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88.9552" calcext:value-type="float">
            <text:p>688.9552</text:p>
          </table:table-cell>
          <table:table-cell office:value-type="float" office:value="362.65802" calcext:value-type="float">
            <text:p>362.65802</text:p>
          </table:table-cell>
          <table:table-cell office:value-type="float" office:value="64067.1852931699" calcext:value-type="float">
            <text:p>64067.1852931699</text:p>
          </table:table-cell>
          <table:table-cell office:value-type="float" office:value="173.549738861871" calcext:value-type="float">
            <text:p>173.55</text:p>
          </table:table-cell>
          <table:table-cell office:value-type="float" office:value="3022109227062859" calcext:value-type="float">
            <text:p>3.022E+15</text:p>
          </table:table-cell>
          <table:table-cell office:value-type="float" office:value="253.114964577699" calcext:value-type="float">
            <text:p>253.11</text:p>
          </table:table-cell>
          <table:table-cell office:value-type="float" office:value="0.513912311934929" calcext:value-type="float">
            <text:p>0.51391231193492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9.64081" calcext:value-type="float">
            <text:p>249.64081</text:p>
          </table:table-cell>
          <table:table-cell office:value-type="float" office:value="162.02745" calcext:value-type="float">
            <text:p>162.02745</text:p>
          </table:table-cell>
          <table:table-cell office:value-type="float" office:value="10310.7547129603" calcext:value-type="float">
            <text:p>10310.7547129603</text:p>
          </table:table-cell>
          <table:table-cell office:value-type="float" office:value="75.4447728993355" calcext:value-type="float">
            <text:p>75.44</text:p>
          </table:table-cell>
          <table:table-cell office:value-type="float" office:value="1.93084104446712E+016" calcext:value-type="float">
            <text:p>1.931E+16</text:p>
          </table:table-cell>
          <table:table-cell office:value-type="float" office:value="101.541886494985" calcext:value-type="float">
            <text:p>101.54</text:p>
          </table:table-cell>
          <table:table-cell office:value-type="float" office:value="0.614245326382794" calcext:value-type="float">
            <text:p>0.61424532638279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267.6576" calcext:value-type="float">
            <text:p>1267.6576</text:p>
          </table:table-cell>
          <table:table-cell office:value-type="float" office:value="769.00885" calcext:value-type="float">
            <text:p>769.00885</text:p>
          </table:table-cell>
          <table:table-cell office:value-type="float" office:value="127211.634953592" calcext:value-type="float">
            <text:p>127211.634953592</text:p>
          </table:table-cell>
          <table:table-cell office:value-type="float" office:value="279.6557501219" calcext:value-type="float">
            <text:p>279.66</text:p>
          </table:table-cell>
          <table:table-cell office:value-type="float" office:value="8.36573652148955E+016" calcext:value-type="float">
            <text:p>8.366E+16</text:p>
          </table:table-cell>
          <table:table-cell office:value-type="float" office:value="356.667401024529" calcext:value-type="float">
            <text:p>356.67</text:p>
          </table:table-cell>
          <table:table-cell office:value-type="float" office:value="0.78540964935623" calcext:value-type="float">
            <text:p>0.78540964935623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278.973" calcext:value-type="float">
            <text:p>2278.973</text:p>
          </table:table-cell>
          <table:table-cell office:value-type="float" office:value="1072.4904" calcext:value-type="float">
            <text:p>1072.4904</text:p>
          </table:table-cell>
          <table:table-cell office:value-type="float" office:value="189080.764380881" calcext:value-type="float">
            <text:p>189080.764380881</text:p>
          </table:table-cell>
          <table:table-cell office:value-type="float" office:value="333.846231408914" calcext:value-type="float">
            <text:p>333.85</text:p>
          </table:table-cell>
          <table:table-cell office:value-type="float" office:value="1399986016801095" calcext:value-type="float">
            <text:p>1.400E+15</text:p>
          </table:table-cell>
          <table:table-cell office:value-type="float" office:value="434.834180327261" calcext:value-type="float">
            <text:p>434.83</text:p>
          </table:table-cell>
          <table:table-cell office:value-type="float" office:value="0.83561580153619" calcext:value-type="float">
            <text:p>0.8356158015361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056.638" calcext:value-type="float">
            <text:p>1056.638</text:p>
          </table:table-cell>
          <table:table-cell office:value-type="float" office:value="475.3479" calcext:value-type="float">
            <text:p>475.3479</text:p>
          </table:table-cell>
          <table:table-cell office:value-type="float" office:value="59868.5403640478" calcext:value-type="float">
            <text:p>59868.5403640478</text:p>
          </table:table-cell>
          <table:table-cell office:value-type="float" office:value="184.823838651168" calcext:value-type="float">
            <text:p>184.82</text:p>
          </table:table-cell>
          <table:table-cell office:value-type="float" office:value="2.84346943271336E+015" calcext:value-type="float">
            <text:p>2.843E+15</text:p>
          </table:table-cell>
          <table:table-cell office:value-type="float" office:value="244.680486275567" calcext:value-type="float">
            <text:p>244.68</text:p>
          </table:table-cell>
          <table:table-cell office:value-type="float" office:value="0.735100451800328" calcext:value-type="float">
            <text:p>0.73510045180032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606.8196" calcext:value-type="float">
            <text:p>1606.8196</text:p>
          </table:table-cell>
          <table:table-cell office:value-type="float" office:value="737.0188" calcext:value-type="float">
            <text:p>737.0188</text:p>
          </table:table-cell>
          <table:table-cell office:value-type="float" office:value="153161.439110414" calcext:value-type="float">
            <text:p>153161.439110414</text:p>
          </table:table-cell>
          <table:table-cell office:value-type="float" office:value="307.61648781989" calcext:value-type="float">
            <text:p>307.62</text:p>
          </table:table-cell>
          <table:table-cell office:value-type="float" office:value="2.98283517001915E+016" calcext:value-type="float">
            <text:p>2.983E+16</text:p>
          </table:table-cell>
          <table:table-cell office:value-type="float" office:value="391.3584534802" calcext:value-type="float">
            <text:p>391.36</text:p>
          </table:table-cell>
          <table:table-cell office:value-type="float" office:value="0.718186829169506" calcext:value-type="float">
            <text:p>0.718186829169506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123.7876" calcext:value-type="float">
            <text:p>1123.7876</text:p>
          </table:table-cell>
          <table:table-cell office:value-type="float" office:value="530.0806" calcext:value-type="float">
            <text:p>530.0806</text:p>
          </table:table-cell>
          <table:table-cell office:value-type="float" office:value="102047.08795734" calcext:value-type="float">
            <text:p>102047.08795734</text:p>
          </table:table-cell>
          <table:table-cell office:value-type="float" office:value="239.029181752293" calcext:value-type="float">
            <text:p>239.03</text:p>
          </table:table-cell>
          <table:table-cell office:value-type="float" office:value="1.51384442318265E+015" calcext:value-type="float">
            <text:p>1.514E+15</text:p>
          </table:table-cell>
          <table:table-cell office:value-type="float" office:value="319.448099004111" calcext:value-type="float">
            <text:p>319.45</text:p>
          </table:table-cell>
          <table:table-cell office:value-type="float" office:value="0.637778158790771" calcext:value-type="float">
            <text:p>0.637778158790771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300.0233" calcext:value-type="float">
            <text:p>1300.0233</text:p>
          </table:table-cell>
          <table:table-cell office:value-type="float" office:value="687.88586" calcext:value-type="float">
            <text:p>687.88586</text:p>
          </table:table-cell>
          <table:table-cell office:value-type="float" office:value="122677.626130355" calcext:value-type="float">
            <text:p>122677.626130355</text:p>
          </table:table-cell>
          <table:table-cell office:value-type="float" office:value="265.375444192003" calcext:value-type="float">
            <text:p>265.38</text:p>
          </table:table-cell>
          <table:table-cell office:value-type="float" office:value="5.2666731415982E+016" calcext:value-type="float">
            <text:p>5.267E+16</text:p>
          </table:table-cell>
          <table:table-cell office:value-type="float" office:value="350.253659695877" calcext:value-type="float">
            <text:p>350.25</text:p>
          </table:table-cell>
          <table:table-cell office:value-type="float" office:value="0.740883612547814" calcext:value-type="float">
            <text:p>0.740883612547814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164.1204" calcext:value-type="float">
            <text:p>1164.1204</text:p>
          </table:table-cell>
          <table:table-cell office:value-type="float" office:value="443.17404" calcext:value-type="float">
            <text:p>443.17404</text:p>
          </table:table-cell>
          <table:table-cell office:value-type="float" office:value="118854.305595257" calcext:value-type="float">
            <text:p>118854.305595257</text:p>
          </table:table-cell>
          <table:table-cell office:value-type="float" office:value="258.009408243095" calcext:value-type="float">
            <text:p>258.01</text:p>
          </table:table-cell>
          <table:table-cell office:value-type="float" office:value="1289971678837676" calcext:value-type="float">
            <text:p>1.290E+15</text:p>
          </table:table-cell>
          <table:table-cell office:value-type="float" office:value="344.752528047666" calcext:value-type="float">
            <text:p>344.75</text:p>
          </table:table-cell>
          <table:table-cell office:value-type="float" office:value="0.399325127847988" calcext:value-type="float">
            <text:p>0.399325127847988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231.9274" calcext:value-type="float">
            <text:p>1231.9274</text:p>
          </table:table-cell>
          <table:table-cell office:value-type="float" office:value="538.4484" calcext:value-type="float">
            <text:p>538.4484</text:p>
          </table:table-cell>
          <table:table-cell office:value-type="float" office:value="165736.047981769" calcext:value-type="float">
            <text:p>165736.047981769</text:p>
          </table:table-cell>
          <table:table-cell office:value-type="float" office:value="310.62321433152" calcext:value-type="float">
            <text:p>310.62</text:p>
          </table:table-cell>
          <table:table-cell office:value-type="float" office:value="1.98374318408537E+016" calcext:value-type="float">
            <text:p>1.984E+16</text:p>
          </table:table-cell>
          <table:table-cell office:value-type="float" office:value="407.106924507271" calcext:value-type="float">
            <text:p>407.11</text:p>
          </table:table-cell>
          <table:table-cell office:value-type="float" office:value="0.428927051931547" calcext:value-type="float">
            <text:p>0.428927051931547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866.9067" calcext:value-type="float">
            <text:p>1866.9067</text:p>
          </table:table-cell>
          <table:table-cell office:value-type="float" office:value="673.055" calcext:value-type="float">
            <text:p>673.055</text:p>
          </table:table-cell>
          <table:table-cell office:value-type="float" office:value="159525.845113917" calcext:value-type="float">
            <text:p>159525.845113917</text:p>
          </table:table-cell>
          <table:table-cell office:value-type="float" office:value="308.491743412164" calcext:value-type="float">
            <text:p>308.49</text:p>
          </table:table-cell>
          <table:table-cell office:value-type="float" office:value="1.72963648832456E+016" calcext:value-type="float">
            <text:p>1.730E+16</text:p>
          </table:table-cell>
          <table:table-cell office:value-type="float" office:value="399.406866633408" calcext:value-type="float">
            <text:p>399.41</text:p>
          </table:table-cell>
          <table:table-cell office:value-type="float" office:value="0.648378701097223" calcext:value-type="float">
            <text:p>0.6483787010972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verage</text:p>
          </table:table-cell>
          <table:table-cell office:value-type="float" office:value="1093.5216" calcext:value-type="float">
            <text:p>1093.5216</text:p>
          </table:table-cell>
          <table:table-cell office:value-type="float" office:value="520.0911" calcext:value-type="float">
            <text:p>520.0911</text:p>
          </table:table-cell>
          <table:table-cell office:value-type="float" office:value="102359.839488975" calcext:value-type="float">
            <text:p>102359.839488975</text:p>
          </table:table-cell>
          <table:table-cell office:value-type="float" office:value="231.419035021774" calcext:value-type="float">
            <text:p>231.42</text:p>
          </table:table-cell>
          <table:table-cell office:value-type="float" office:value="2.8612069565507E+016" calcext:value-type="float">
            <text:p>2.861E+16</text:p>
          </table:table-cell>
          <table:table-cell office:value-type="float" office:value="306.227390566013" calcext:value-type="float">
            <text:p>306.23</text:p>
          </table:table-cell>
          <table:table-cell office:value-type="float" office:value="0.564732449506731" calcext:value-type="float">
            <text:p>0.5647324495067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andard Deviation</text:p>
          </table:table-cell>
          <table:table-cell office:value-type="float" office:value="569.8399" calcext:value-type="float">
            <text:p>569.8399</text:p>
          </table:table-cell>
          <table:table-cell office:value-type="float" office:value="242.5194" calcext:value-type="float">
            <text:p>242.5194</text:p>
          </table:table-cell>
          <table:table-cell office:value-type="float" office:value="52530.0929860542" calcext:value-type="float">
            <text:p>52530.0929860542</text:p>
          </table:table-cell>
          <table:table-cell office:value-type="float" office:value="75.5906445439252" calcext:value-type="float">
            <text:p>75.59</text:p>
          </table:table-cell>
          <table:table-cell office:value-type="float" office:value="3.11891923160739E+016" calcext:value-type="float">
            <text:p>3.119E+16</text:p>
          </table:table-cell>
          <table:table-cell office:value-type="float" office:value="92.6532501108597" calcext:value-type="float">
            <text:p>92.65</text:p>
          </table:table-cell>
          <table:table-cell office:value-type="float" office:value="0.216791565705161" calcext:value-type="float">
            <text:p>0.2167915657051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3T14:29:56.982272306</dc:date>
    <meta:editing-duration>PT1M10S</meta:editing-duration>
    <meta:editing-cycles>1</meta:editing-cycles>
    <meta:document-statistic meta:table-count="1" meta:cell-count="152" meta:object-count="0"/>
    <meta:generator>LibreOffice/6.4.7.2$Linux_X86_64 LibreOffice_project/40$Build-2</meta:generator>
  </office:meta>
</office:document-meta>
</file>